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88991666667" calcext:value-type="float">
            <text:p>2.25989</text:p>
          </table:table-cell>
          <table:table-cell office:value-type="float" office:value="2.45779366666667" calcext:value-type="float">
            <text:p>2.45779</text:p>
          </table:table-cell>
          <table:table-cell office:value-type="float" office:value="4.611544" calcext:value-type="float">
            <text:p>4.611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25875" calcext:value-type="float">
            <text:p>2.23026</text:p>
          </table:table-cell>
          <table:table-cell office:value-type="float" office:value="2.43020166666667" calcext:value-type="float">
            <text:p>2.4302</text:p>
          </table:table-cell>
          <table:table-cell office:value-type="float" office:value="3.925091" calcext:value-type="float">
            <text:p>3.925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03475" calcext:value-type="float">
            <text:p>2.20503</text:p>
          </table:table-cell>
          <table:table-cell office:value-type="float" office:value="2.35748433333333" calcext:value-type="float">
            <text:p>2.35748</text:p>
          </table:table-cell>
          <table:table-cell office:value-type="float" office:value="3.430561" calcext:value-type="float">
            <text:p>3.430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65616666667" calcext:value-type="float">
            <text:p>2.25366</text:p>
          </table:table-cell>
          <table:table-cell office:value-type="float" office:value="2.33518491666667" calcext:value-type="float">
            <text:p>2.33518</text:p>
          </table:table-cell>
          <table:table-cell office:value-type="float" office:value="3.623398" calcext:value-type="float">
            <text:p>3.62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83875" calcext:value-type="float">
            <text:p>2.22984</text:p>
          </table:table-cell>
          <table:table-cell office:value-type="float" office:value="2.31672958333333" calcext:value-type="float">
            <text:p>2.31673</text:p>
          </table:table-cell>
          <table:table-cell office:value-type="float" office:value="3.710731" calcext:value-type="float">
            <text:p>3.710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4582458333333" calcext:value-type="float">
            <text:p>2.14582</text:p>
          </table:table-cell>
          <table:table-cell office:value-type="float" office:value="2.29155" calcext:value-type="float">
            <text:p>2.29155</text:p>
          </table:table-cell>
          <table:table-cell office:value-type="float" office:value="2.950489" calcext:value-type="float">
            <text:p>2.950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819441666667" calcext:value-type="float">
            <text:p>2.16819</text:p>
          </table:table-cell>
          <table:table-cell office:value-type="float" office:value="2.29091816666667" calcext:value-type="float">
            <text:p>2.29092</text:p>
          </table:table-cell>
          <table:table-cell office:value-type="float" office:value="3.037507" calcext:value-type="float">
            <text:p>3.037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72141666667" calcext:value-type="float">
            <text:p>2.22372</text:p>
          </table:table-cell>
          <table:table-cell office:value-type="float" office:value="2.2863385" calcext:value-type="float">
            <text:p>2.28634</text:p>
          </table:table-cell>
          <table:table-cell office:value-type="float" office:value="3.116564" calcext:value-type="float">
            <text:p>3.116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81158333333" calcext:value-type="float">
            <text:p>2.27881</text:p>
          </table:table-cell>
          <table:table-cell office:value-type="float" office:value="2.3662195" calcext:value-type="float">
            <text:p>2.36622</text:p>
          </table:table-cell>
          <table:table-cell office:value-type="float" office:value="4.034293" calcext:value-type="float">
            <text:p>4.034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954375" calcext:value-type="float">
            <text:p>2.16954</text:p>
          </table:table-cell>
          <table:table-cell office:value-type="float" office:value="2.27105583333333" calcext:value-type="float">
            <text:p>2.27106</text:p>
          </table:table-cell>
          <table:table-cell office:value-type="float" office:value="3.398317" calcext:value-type="float">
            <text:p>3.398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99016666667" calcext:value-type="float">
            <text:p>2.26599</text:p>
          </table:table-cell>
          <table:table-cell office:value-type="float" office:value="2.35277725" calcext:value-type="float">
            <text:p>2.35278</text:p>
          </table:table-cell>
          <table:table-cell office:value-type="float" office:value="4.189424" calcext:value-type="float">
            <text:p>4.189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175408333333" calcext:value-type="float">
            <text:p>2.26175</text:p>
          </table:table-cell>
          <table:table-cell office:value-type="float" office:value="2.41651658333333" calcext:value-type="float">
            <text:p>2.41652</text:p>
          </table:table-cell>
          <table:table-cell office:value-type="float" office:value="3.977504" calcext:value-type="float">
            <text:p>3.97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04858333333" calcext:value-type="float">
            <text:p>2.26005</text:p>
          </table:table-cell>
          <table:table-cell office:value-type="float" office:value="2.34061816666667" calcext:value-type="float">
            <text:p>2.34062</text:p>
          </table:table-cell>
          <table:table-cell office:value-type="float" office:value="3.999957" calcext:value-type="float">
            <text:p>3.999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913533333333" calcext:value-type="float">
            <text:p>2.25914</text:p>
          </table:table-cell>
          <table:table-cell office:value-type="float" office:value="2.28640866666667" calcext:value-type="float">
            <text:p>2.28641</text:p>
          </table:table-cell>
          <table:table-cell office:value-type="float" office:value="3.37173" calcext:value-type="float">
            <text:p>3.371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67841666667" calcext:value-type="float">
            <text:p>2.25568</text:p>
          </table:table-cell>
          <table:table-cell office:value-type="float" office:value="2.36670758333333" calcext:value-type="float">
            <text:p>2.36671</text:p>
          </table:table-cell>
          <table:table-cell office:value-type="float" office:value="3.753987" calcext:value-type="float">
            <text:p>3.753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38316666667" calcext:value-type="float">
            <text:p>2.24638</text:p>
          </table:table-cell>
          <table:table-cell office:value-type="float" office:value="2.35415441666667" calcext:value-type="float">
            <text:p>2.35415</text:p>
          </table:table-cell>
          <table:table-cell office:value-type="float" office:value="3.583027" calcext:value-type="float">
            <text:p>3.583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106416666667" calcext:value-type="float">
            <text:p>2.24106</text:p>
          </table:table-cell>
          <table:table-cell office:value-type="float" office:value="2.4421825" calcext:value-type="float">
            <text:p>2.44218</text:p>
          </table:table-cell>
          <table:table-cell office:value-type="float" office:value="4.367633" calcext:value-type="float">
            <text:p>4.367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410505" calcext:value-type="float">
            <text:p>2.24105</text:p>
          </table:table-cell>
          <table:table-cell office:value-type="float" office:value="2.30991758333333" calcext:value-type="float">
            <text:p>2.30992</text:p>
          </table:table-cell>
          <table:table-cell office:value-type="float" office:value="3.793198" calcext:value-type="float">
            <text:p>3.79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20715" calcext:value-type="float">
            <text:p>2.12207</text:p>
          </table:table-cell>
          <table:table-cell office:value-type="float" office:value="2.24073483333333" calcext:value-type="float">
            <text:p>2.24073</text:p>
          </table:table-cell>
          <table:table-cell office:value-type="float" office:value="2.229142" calcext:value-type="float">
            <text:p>2.229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62508333333" calcext:value-type="float">
            <text:p>2.23863</text:p>
          </table:table-cell>
          <table:table-cell office:value-type="float" office:value="2.268883" calcext:value-type="float">
            <text:p>2.26888</text:p>
          </table:table-cell>
          <table:table-cell office:value-type="float" office:value="3.599584" calcext:value-type="float">
            <text:p>3.599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08391666667" calcext:value-type="float">
            <text:p>2.23508</text:p>
          </table:table-cell>
          <table:table-cell office:value-type="float" office:value="2.37857183333333" calcext:value-type="float">
            <text:p>2.37857</text:p>
          </table:table-cell>
          <table:table-cell office:value-type="float" office:value="3.509493" calcext:value-type="float">
            <text:p>3.509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00383333333" calcext:value-type="float">
            <text:p>2.235</text:p>
          </table:table-cell>
          <table:table-cell office:value-type="float" office:value="2.35607508333333" calcext:value-type="float">
            <text:p>2.35608</text:p>
          </table:table-cell>
          <table:table-cell office:value-type="float" office:value="3.947231" calcext:value-type="float">
            <text:p>3.947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49505" calcext:value-type="float">
            <text:p>2.23495</text:p>
          </table:table-cell>
          <table:table-cell office:value-type="float" office:value="2.29792341666667" calcext:value-type="float">
            <text:p>2.29792</text:p>
          </table:table-cell>
          <table:table-cell office:value-type="float" office:value="3.431657" calcext:value-type="float">
            <text:p>3.431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24208333333" calcext:value-type="float">
            <text:p>2.22824</text:p>
          </table:table-cell>
          <table:table-cell office:value-type="float" office:value="2.30275833333333" calcext:value-type="float">
            <text:p>2.30276</text:p>
          </table:table-cell>
          <table:table-cell office:value-type="float" office:value="3.652025" calcext:value-type="float">
            <text:p>3.652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994691666667" calcext:value-type="float">
            <text:p>2.13995</text:p>
          </table:table-cell>
          <table:table-cell office:value-type="float" office:value="2.2269115" calcext:value-type="float">
            <text:p>2.22691</text:p>
          </table:table-cell>
          <table:table-cell office:value-type="float" office:value="3.228872" calcext:value-type="float">
            <text:p>3.228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2413466666667" calcext:value-type="float">
            <text:p>2.22413</text:p>
          </table:table-cell>
          <table:table-cell office:value-type="float" office:value="2.412093" calcext:value-type="float">
            <text:p>2.41209</text:p>
          </table:table-cell>
          <table:table-cell office:value-type="float" office:value="3.970124" calcext:value-type="float">
            <text:p>3.970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42691666667" calcext:value-type="float">
            <text:p>2.22043</text:p>
          </table:table-cell>
          <table:table-cell office:value-type="float" office:value="2.38035691666667" calcext:value-type="float">
            <text:p>2.38036</text:p>
          </table:table-cell>
          <table:table-cell office:value-type="float" office:value="3.762703" calcext:value-type="float">
            <text:p>3.76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543783333333" calcext:value-type="float">
            <text:p>2.21544</text:p>
          </table:table-cell>
          <table:table-cell office:value-type="float" office:value="2.24396658333333" calcext:value-type="float">
            <text:p>2.24397</text:p>
          </table:table-cell>
          <table:table-cell office:value-type="float" office:value="2.917607" calcext:value-type="float">
            <text:p>2.917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34" calcext:value-type="float">
            <text:p>2.2134</text:p>
          </table:table-cell>
          <table:table-cell office:value-type="float" office:value="2.38277166666667" calcext:value-type="float">
            <text:p>2.38277</text:p>
          </table:table-cell>
          <table:table-cell office:value-type="float" office:value="3.686645" calcext:value-type="float">
            <text:p>3.686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300058333333" calcext:value-type="float">
            <text:p>2.213</text:p>
          </table:table-cell>
          <table:table-cell office:value-type="float" office:value="2.32195016666667" calcext:value-type="float">
            <text:p>2.32195</text:p>
          </table:table-cell>
          <table:table-cell office:value-type="float" office:value="3.584055" calcext:value-type="float">
            <text:p>3.584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94725" calcext:value-type="float">
            <text:p>2.20595</text:p>
          </table:table-cell>
          <table:table-cell office:value-type="float" office:value="2.3829685" calcext:value-type="float">
            <text:p>2.38297</text:p>
          </table:table-cell>
          <table:table-cell office:value-type="float" office:value="3.818937" calcext:value-type="float">
            <text:p>3.818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354583333333" calcext:value-type="float">
            <text:p>2.20355</text:p>
          </table:table-cell>
          <table:table-cell office:value-type="float" office:value="2.36200125" calcext:value-type="float">
            <text:p>2.362</text:p>
          </table:table-cell>
          <table:table-cell office:value-type="float" office:value="3.496246" calcext:value-type="float">
            <text:p>3.496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12741666667" calcext:value-type="float">
            <text:p>2.20113</text:p>
          </table:table-cell>
          <table:table-cell office:value-type="float" office:value="2.34280158333333" calcext:value-type="float">
            <text:p>2.3428</text:p>
          </table:table-cell>
          <table:table-cell office:value-type="float" office:value="3.379737" calcext:value-type="float">
            <text:p>3.379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.20086066666667" calcext:value-type="float">
            <text:p>2.20086</text:p>
          </table:table-cell>
          <table:table-cell office:value-type="float" office:value="2.37258275" calcext:value-type="float">
            <text:p>2.37258</text:p>
          </table:table-cell>
          <table:table-cell office:value-type="float" office:value="3.925283" calcext:value-type="float">
            <text:p>3.925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626258333333" calcext:value-type="float">
            <text:p>2.19626</text:p>
          </table:table-cell>
          <table:table-cell office:value-type="float" office:value="2.32851925" calcext:value-type="float">
            <text:p>2.32852</text:p>
          </table:table-cell>
          <table:table-cell office:value-type="float" office:value="3.305998" calcext:value-type="float">
            <text:p>3.3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41935" calcext:value-type="float">
            <text:p>2.19419</text:p>
          </table:table-cell>
          <table:table-cell office:value-type="float" office:value="2.2810185" calcext:value-type="float">
            <text:p>2.28102</text:p>
          </table:table-cell>
          <table:table-cell office:value-type="float" office:value="3.404376" calcext:value-type="float">
            <text:p>3.404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2939" calcext:value-type="float">
            <text:p>2.19294</text:p>
          </table:table-cell>
          <table:table-cell office:value-type="float" office:value="2.25932525" calcext:value-type="float">
            <text:p>2.25933</text:p>
          </table:table-cell>
          <table:table-cell office:value-type="float" office:value="3.177024" calcext:value-type="float">
            <text:p>3.177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236966666667" calcext:value-type="float">
            <text:p>2.19237</text:p>
          </table:table-cell>
          <table:table-cell office:value-type="float" office:value="2.24056591666667" calcext:value-type="float">
            <text:p>2.24057</text:p>
          </table:table-cell>
          <table:table-cell office:value-type="float" office:value="3.567496" calcext:value-type="float">
            <text:p>3.56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76941666667" calcext:value-type="float">
            <text:p>2.17777</text:p>
          </table:table-cell>
          <table:table-cell office:value-type="float" office:value="2.19119441666667" calcext:value-type="float">
            <text:p>2.19119</text:p>
          </table:table-cell>
          <table:table-cell office:value-type="float" office:value="2.761159" calcext:value-type="float">
            <text:p>2.761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091691666667" calcext:value-type="float">
            <text:p>2.19092</text:p>
          </table:table-cell>
          <table:table-cell office:value-type="float" office:value="2.23003316666667" calcext:value-type="float">
            <text:p>2.23003</text:p>
          </table:table-cell>
          <table:table-cell office:value-type="float" office:value="3.268939" calcext:value-type="float">
            <text:p>3.268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973908333333" calcext:value-type="float">
            <text:p>2.18974</text:p>
          </table:table-cell>
          <table:table-cell office:value-type="float" office:value="2.24003491666667" calcext:value-type="float">
            <text:p>2.24003</text:p>
          </table:table-cell>
          <table:table-cell office:value-type="float" office:value="2.62665" calcext:value-type="float">
            <text:p>2.626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3885" calcext:value-type="float">
            <text:p>2.18939</text:p>
          </table:table-cell>
          <table:table-cell office:value-type="float" office:value="2.40671225" calcext:value-type="float">
            <text:p>2.40671</text:p>
          </table:table-cell>
          <table:table-cell office:value-type="float" office:value="3.484317" calcext:value-type="float">
            <text:p>3.484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460258333333" calcext:value-type="float">
            <text:p>2.2046</text:p>
          </table:table-cell>
          <table:table-cell office:value-type="float" office:value="2.18731675" calcext:value-type="float">
            <text:p>2.18732</text:p>
          </table:table-cell>
          <table:table-cell office:value-type="float" office:value="3.286774" calcext:value-type="float">
            <text:p>3.286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3343" calcext:value-type="float">
            <text:p>2.21334</text:p>
          </table:table-cell>
          <table:table-cell office:value-type="float" office:value="2.18372758333333" calcext:value-type="float">
            <text:p>2.18373</text:p>
          </table:table-cell>
          <table:table-cell office:value-type="float" office:value="2.9098" calcext:value-type="float">
            <text:p>2.90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26366666667" calcext:value-type="float">
            <text:p>2.18326</text:p>
          </table:table-cell>
          <table:table-cell office:value-type="float" office:value="2.31604825" calcext:value-type="float">
            <text:p>2.31605</text:p>
          </table:table-cell>
          <table:table-cell office:value-type="float" office:value="3.148496" calcext:value-type="float">
            <text:p>3.14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211875" calcext:value-type="float">
            <text:p>2.18212</text:p>
          </table:table-cell>
          <table:table-cell office:value-type="float" office:value="2.20692125" calcext:value-type="float">
            <text:p>2.20692</text:p>
          </table:table-cell>
          <table:table-cell office:value-type="float" office:value="2.849757" calcext:value-type="float">
            <text:p>2.849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343358333333" calcext:value-type="float">
            <text:p>2.17343</text:p>
          </table:table-cell>
          <table:table-cell office:value-type="float" office:value="2.3347615" calcext:value-type="float">
            <text:p>2.33476</text:p>
          </table:table-cell>
          <table:table-cell office:value-type="float" office:value="3.155725" calcext:value-type="float">
            <text:p>3.155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858433333333" calcext:value-type="float">
            <text:p>2.16858</text:p>
          </table:table-cell>
          <table:table-cell office:value-type="float" office:value="2.13227475" calcext:value-type="float">
            <text:p>2.13227</text:p>
          </table:table-cell>
          <table:table-cell office:value-type="float" office:value="2.784037" calcext:value-type="float">
            <text:p>2.784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87016666667" calcext:value-type="float">
            <text:p>2.16787</text:p>
          </table:table-cell>
          <table:table-cell office:value-type="float" office:value="2.315296" calcext:value-type="float">
            <text:p>2.3153</text:p>
          </table:table-cell>
          <table:table-cell office:value-type="float" office:value="3.41285" calcext:value-type="float">
            <text:p>3.412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543883333333" calcext:value-type="float">
            <text:p>2.16544</text:p>
          </table:table-cell>
          <table:table-cell office:value-type="float" office:value="2.2110955" calcext:value-type="float">
            <text:p>2.2111</text:p>
          </table:table-cell>
          <table:table-cell office:value-type="float" office:value="3.157504" calcext:value-type="float">
            <text:p>3.15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.1643075" calcext:value-type="float">
            <text:p>2.16431</text:p>
          </table:table-cell>
          <table:table-cell office:value-type="float" office:value="2.10936208333333" calcext:value-type="float">
            <text:p>2.10936</text:p>
          </table:table-cell>
          <table:table-cell office:value-type="float" office:value="3.004129" calcext:value-type="float">
            <text:p>3.004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6222675" calcext:value-type="float">
            <text:p>2.16223</text:p>
          </table:table-cell>
          <table:table-cell office:value-type="float" office:value="2.31501341666667" calcext:value-type="float">
            <text:p>2.31501</text:p>
          </table:table-cell>
          <table:table-cell office:value-type="float" office:value="2.86622" calcext:value-type="float">
            <text:p>2.866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372025" calcext:value-type="float">
            <text:p>2.15372</text:p>
          </table:table-cell>
          <table:table-cell office:value-type="float" office:value="2.21771025" calcext:value-type="float">
            <text:p>2.21771</text:p>
          </table:table-cell>
          <table:table-cell office:value-type="float" office:value="2.653611" calcext:value-type="float">
            <text:p>2.653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303583333333" calcext:value-type="float">
            <text:p>2.15304</text:p>
          </table:table-cell>
          <table:table-cell office:value-type="float" office:value="2.2346225" calcext:value-type="float">
            <text:p>2.23462</text:p>
          </table:table-cell>
          <table:table-cell office:value-type="float" office:value="3.325798" calcext:value-type="float">
            <text:p>3.32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771941666667" calcext:value-type="float">
            <text:p>2.15772</text:p>
          </table:table-cell>
          <table:table-cell office:value-type="float" office:value="2.14775816666667" calcext:value-type="float">
            <text:p>2.14776</text:p>
          </table:table-cell>
          <table:table-cell office:value-type="float" office:value="2.770663" calcext:value-type="float">
            <text:p>2.770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482783333333" calcext:value-type="float">
            <text:p>2.14483</text:p>
          </table:table-cell>
          <table:table-cell office:value-type="float" office:value="2.06208866666667" calcext:value-type="float">
            <text:p>2.06209</text:p>
          </table:table-cell>
          <table:table-cell office:value-type="float" office:value="2.381322" calcext:value-type="float">
            <text:p>2.381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420275" calcext:value-type="float">
            <text:p>2.1442</text:p>
          </table:table-cell>
          <table:table-cell office:value-type="float" office:value="2.24473691666667" calcext:value-type="float">
            <text:p>2.24474</text:p>
          </table:table-cell>
          <table:table-cell office:value-type="float" office:value="3.024224" calcext:value-type="float">
            <text:p>3.024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999291666667" calcext:value-type="float">
            <text:p>2.13999</text:p>
          </table:table-cell>
          <table:table-cell office:value-type="float" office:value="2.07770583333333" calcext:value-type="float">
            <text:p>2.07771</text:p>
          </table:table-cell>
          <table:table-cell office:value-type="float" office:value="2.677872" calcext:value-type="float">
            <text:p>2.677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636683333333" calcext:value-type="float">
            <text:p>2.13637</text:p>
          </table:table-cell>
          <table:table-cell office:value-type="float" office:value="2.05469058333333" calcext:value-type="float">
            <text:p>2.05469</text:p>
          </table:table-cell>
          <table:table-cell office:value-type="float" office:value="2.346428" calcext:value-type="float">
            <text:p>2.346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29525" calcext:value-type="float">
            <text:p>2.13295</text:p>
          </table:table-cell>
          <table:table-cell office:value-type="float" office:value="2.15429208333333" calcext:value-type="float">
            <text:p>2.15429</text:p>
          </table:table-cell>
          <table:table-cell office:value-type="float" office:value="2.303866" calcext:value-type="float">
            <text:p>2.303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4" calcext:value-type="float">
            <text:p>4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5" calcext:value-type="float">
            <text:p>5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41:49.977325886</dc:date>
    <meta:document-statistic meta:table-count="1" meta:cell-count="4571" meta:object-count="0"/>
    <meta:generator>LibreOffice/4.2.8.2$Linux_X86_64 LibreOffice_project/420m0$Build-2</meta:generator>
  </office:meta>
</office:document-meta>
</file>